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stenbelegung" style:family="table">
      <style:table-properties style:width="16.51cm" table:align="margins"/>
    </style:style>
    <style:style style:name="Tastenbelegung.A" style:family="table-column">
      <style:table-column-properties style:column-width="8.255cm" style:rel-column-width="32767*"/>
    </style:style>
    <style:style style:name="Tastenbelegung.B" style:family="table-column">
      <style:table-column-properties style:column-width="8.255cm" style:rel-column-width="32768*"/>
    </style:style>
    <style:style style:name="Tastenbelegung.A1" style:family="table-cell">
      <style:table-cell-properties fo:padding="0.097cm" fo:border-left="0.05pt solid #000000" fo:border-right="none" fo:border-top="0.05pt solid #000000" fo:border-bottom="0.05pt solid #000000"/>
    </style:style>
    <style:style style:name="Tastenbelegung.B1" style:family="table-cell">
      <style:table-cell-properties fo:padding="0.097cm" fo:border="0.05pt solid #000000"/>
    </style:style>
    <style:style style:name="Tastenbelegung.A2" style:family="table-cell">
      <style:table-cell-properties fo:padding="0.097cm" fo:border-left="0.05pt solid #000000" fo:border-right="none" fo:border-top="none" fo:border-bottom="0.05pt solid #000000"/>
    </style:style>
    <style:style style:name="Tastenbelegung.B2" style:family="table-cell">
      <style:table-cell-properties fo:padding="0.097cm" fo:border-left="0.05pt solid #000000" fo:border-right="0.05pt solid #000000"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rsid="00203693" officeooo:paragraph-rsid="00203693"/>
    </style:style>
    <style:style style:name="P3" style:family="paragraph" style:parent-style-name="Standard">
      <style:paragraph-properties fo:margin-left="0cm" fo:margin-right="0cm" fo:margin-top="0cm" fo:margin-bottom="0cm" loext:contextual-spacing="false" fo:text-indent="0cm" style:auto-text-indent="false"/>
    </style:style>
    <style:style style:name="P4" style:family="paragraph" style:parent-style-name="Table_20_Contents">
      <style:text-properties officeooo:rsid="00203693" officeooo:paragraph-rsid="00203693"/>
    </style:style>
    <style:style style:name="P5" style:family="paragraph" style:parent-style-name="Table_20_Contents">
      <style:text-properties officeooo:rsid="0021064a" officeooo:paragraph-rsid="0021064a"/>
    </style:style>
    <style:style style:name="P6" style:family="paragraph" style:parent-style-name="Standard" style:master-page-name="Standard">
      <style:paragraph-properties fo:margin-top="0cm" fo:margin-bottom="0cm" loext:contextual-spacing="false" style:page-number="1"/>
    </style:style>
    <style:style style:name="P7" style:family="paragraph" style:parent-style-name="Standard" style:list-style-name="WWNum1">
      <style:paragraph-properties fo:margin-left="1.27cm" fo:margin-right="0cm" fo:text-indent="-0.635cm" style:auto-text-indent="false"/>
    </style:style>
    <style:style style:name="P8" style:family="paragraph" style:parent-style-name="Standard" style:list-style-name="WWNum3">
      <style:paragraph-properties fo:margin-left="1.27cm" fo:margin-right="0cm" fo:text-indent="-0.635cm" style:auto-text-indent="false"/>
    </style:style>
    <style:style style:name="P9" style:family="paragraph" style:parent-style-name="Standard" style:list-style-name="WWNum2">
      <style:paragraph-properties fo:margin-left="1.27cm" fo:margin-right="0cm" fo:text-indent="-0.635cm" style:auto-text-indent="false"/>
    </style:style>
    <style:style style:name="P10" style:family="paragraph" style:parent-style-name="Standard" style:list-style-name="WWNum2">
      <style:paragraph-properties fo:margin-left="1.27cm" fo:margin-right="0cm" fo:text-indent="-0.635cm" style:auto-text-indent="false"/>
      <style:text-properties style:text-underline-style="none"/>
    </style:style>
    <style:style style:name="P11" style:family="paragraph" style:parent-style-name="Standard" style:list-style-name="WWNum1">
      <style:paragraph-properties fo:margin-left="1.27cm" fo:margin-right="0cm" fo:text-indent="-0.635cm" style:auto-text-indent="false"/>
      <style:text-properties officeooo:rsid="0022e444" officeooo:paragraph-rsid="0022e444"/>
    </style:style>
    <style:style style:name="P12" style:family="paragraph" style:parent-style-name="Standard">
      <style:paragraph-properties fo:margin-left="1.27cm" fo:margin-right="0cm" fo:text-indent="-0.635cm" style:auto-text-indent="false"/>
      <style:text-properties officeooo:rsid="0022e444" officeooo:paragraph-rsid="0022e444"/>
    </style:style>
    <style:style style:name="P13" style:family="paragraph" style:parent-style-name="Standard" style:list-style-name="WWNum4">
      <style:paragraph-properties fo:margin-left="2.54cm" fo:margin-right="0cm" fo:text-indent="-0.635cm" style:auto-text-indent="false"/>
    </style:style>
    <style:style style:name="P14" style:family="paragraph" style:parent-style-name="Standard">
      <style:paragraph-properties fo:margin-left="0.635cm" fo:margin-right="0cm" fo:text-indent="0cm" style:auto-text-indent="false"/>
      <style:text-properties officeooo:rsid="0022e444" officeooo:paragraph-rsid="0022e444"/>
    </style:style>
    <style:style style:name="P15" style:family="paragraph" style:parent-style-name="Table_20_Contents">
      <style:text-properties officeooo:rsid="0022e444" officeooo:paragraph-rsid="0022e444"/>
    </style:style>
    <style:style style:name="P16" style:family="paragraph" style:parent-style-name="Table_20_Contents">
      <style:text-properties officeooo:rsid="00203693" officeooo:paragraph-rsid="0022e444"/>
    </style:style>
    <style:style style:name="P17" style:family="paragraph" style:parent-style-name="Table_20_Contents">
      <style:text-properties officeooo:rsid="0021064a" officeooo:paragraph-rsid="0022e444"/>
    </style:style>
    <style:style style:name="P18" style:family="paragraph" style:parent-style-name="Table_20_Contents">
      <style:text-properties officeooo:rsid="0021064a" officeooo:paragraph-rsid="0023ab00"/>
    </style:style>
    <style:style style:name="P19" style:family="paragraph" style:parent-style-name="Table_20_Contents">
      <style:text-properties officeooo:rsid="0023ab00" officeooo:paragraph-rsid="0023ab00"/>
    </style:style>
    <style:style style:name="T1" style:family="text">
      <style:text-properties officeooo:rsid="0022e444"/>
    </style:style>
    <style:style style:name="T2" style:family="text">
      <style:text-properties officeooo:rsid="0023a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 robot – Prioliste</text:p>
      <text:p text:style-name="P1"/>
      <text:p text:style-name="P2">Tastenbelegung <text:span text:style-name="T1">- Normalmodus</text:span></text:p>
      <text:p text:style-name="P2"/>
      <table:table table:name="Tastenbelegung" table:style-name="Tastenbelegung">
        <table:table-column table:style-name="Tastenbelegung.A"/>
        <table:table-column table:style-name="Tastenbelegung.B"/>
        <table:table-row>
          <table:table-cell table:style-name="Tastenbelegung.A1" office:value-type="string">
            <text:p text:style-name="P4">Taste</text:p>
          </table:table-cell>
          <table:table-cell table:style-name="Tastenbelegung.B1" office:value-type="string">
            <text:p text:style-name="P4">Funktion</text:p>
          </table:table-cell>
        </table:table-row>
        <table:table-row>
          <table:table-cell table:style-name="Tastenbelegung.A2" office:value-type="string">
            <text:p text:style-name="P4">W - <text:span text:style-name="T1">Halten</text:span></text:p>
          </table:table-cell>
          <table:table-cell table:style-name="Tastenbelegung.B2" office:value-type="string">
            <text:p text:style-name="P4">Vorwärts</text:p>
          </table:table-cell>
        </table:table-row>
        <table:table-row>
          <table:table-cell table:style-name="Tastenbelegung.A2" office:value-type="string">
            <text:p text:style-name="P4">W - <text:s/><text:span text:style-name="T1">Doppelklick</text:span></text:p>
          </table:table-cell>
          <table:table-cell table:style-name="Tastenbelegung.B2" office:value-type="string">
            <text:p text:style-name="P4">Geschwindigkeitsstufe Vorwärts um eins erhöhen</text:p>
          </table:table-cell>
        </table:table-row>
        <table:table-row>
          <table:table-cell table:style-name="Tastenbelegung.A2" office:value-type="string">
            <text:p text:style-name="P4">S - <text:span text:style-name="T1">Halten</text:span></text:p>
          </table:table-cell>
          <table:table-cell table:style-name="Tastenbelegung.B2" office:value-type="string">
            <text:p text:style-name="P4">Bei Bewegung vorwärts = Bremsen</text:p>
            <text:p text:style-name="P4">Bei Vorwärtsbewegung Null = Bewegung rückwärts, sehr langsam!</text:p>
          </table:table-cell>
        </table:table-row>
        <table:table-row>
          <table:table-cell table:style-name="Tastenbelegung.A2" office:value-type="string">
            <text:p text:style-name="P16">S - <text:span text:style-name="T1">Doppelklick</text:span></text:p>
          </table:table-cell>
          <table:table-cell table:style-name="Tastenbelegung.B2" office:value-type="string">
            <text:p text:style-name="P4">Geschwindigkeitsstufe Vorwärts um eins reduzieren</text:p>
          </table:table-cell>
        </table:table-row>
        <table:table-row>
          <table:table-cell table:style-name="Tastenbelegung.A2" office:value-type="string">
            <text:p text:style-name="P4">A <text:span text:style-name="T1">- Drücken</text:span></text:p>
          </table:table-cell>
          <table:table-cell table:style-name="Tastenbelegung.B2" office:value-type="string">
            <text:p text:style-name="P4">Körper drehen nach links (entgegen des Uhrzeigersinns)</text:p>
          </table:table-cell>
        </table:table-row>
        <table:table-row>
          <table:table-cell table:style-name="Tastenbelegung.A2" office:value-type="string">
            <text:p text:style-name="P4">D <text:span text:style-name="T1">- Drücken</text:span></text:p>
          </table:table-cell>
          <table:table-cell table:style-name="Tastenbelegung.B2" office:value-type="string">
            <text:p text:style-name="P4">Körper drehen nach rechts (mit dem Uhrzeigersinn)</text:p>
          </table:table-cell>
        </table:table-row>
        <table:table-row>
          <table:table-cell table:style-name="Tastenbelegung.A2" office:value-type="string">
            <text:p text:style-name="P4"/>
          </table:table-cell>
          <table:table-cell table:style-name="Tastenbelegung.B2" office:value-type="string">
            <text:p text:style-name="P4"/>
          </table:table-cell>
        </table:table-row>
        <table:table-row>
          <table:table-cell table:style-name="Tastenbelegung.A2" office:value-type="string">
            <text:p text:style-name="P4">Linke Maustaste - <text:span text:style-name="T1">Klicken</text:span></text:p>
          </table:table-cell>
          <table:table-cell table:style-name="Tastenbelegung.B2" office:value-type="string">
            <text:p text:style-name="P4">Orientierung Körper nach Blickrichtung ausrichten (Körper folgt Maus)</text:p>
          </table:table-cell>
        </table:table-row>
        <table:table-row>
          <table:table-cell table:style-name="Tastenbelegung.A2" office:value-type="string">
            <text:p text:style-name="P5">Linke Maustaste - <text:span text:style-name="T1">D</text:span>oppelklick</text:p>
          </table:table-cell>
          <table:table-cell table:style-name="Tastenbelegung.B2" office:value-type="string">
            <text:p text:style-name="P5">Koppelt Orientierung an Maus bzw. entkoppelt (Freelook off/on)</text:p>
          </table:table-cell>
        </table:table-row>
        <table:table-row>
          <table:table-cell table:style-name="Tastenbelegung.A2" office:value-type="string">
            <text:p text:style-name="P4">Rechte Maustaste - <text:span text:style-name="T1">Klicken</text:span></text:p>
          </table:table-cell>
          <table:table-cell table:style-name="Tastenbelegung.B2" office:value-type="string">
            <text:p text:style-name="P4">Orientierung Blick nach Körper ausrichten (Blick folgt Körper)</text:p>
          </table:table-cell>
        </table:table-row>
        <table:table-row>
          <table:table-cell table:style-name="Tastenbelegung.A2" office:value-type="string">
            <text:p text:style-name="P5">Rechte Maustaste - <text:span text:style-name="T1">Halten</text:span></text:p>
          </table:table-cell>
          <table:table-cell table:style-name="Tastenbelegung.B2" office:value-type="string">
            <text:p text:style-name="P5">Orientierung Blick-Körper wird fixiert solange die Taste gedrückt gehalten wird. Erlaubt Strafing (sofern die Beine es zulassen (Räder können nicht strafen ^^))</text:p>
          </table:table-cell>
        </table:table-row>
        <table:table-row>
          <table:table-cell table:style-name="Tastenbelegung.A2" office:value-type="string">
            <text:p text:style-name="P4"/>
          </table:table-cell>
          <table:table-cell table:style-name="Tastenbelegung.B2" office:value-type="string">
            <text:p text:style-name="P4"/>
          </table:table-cell>
        </table:table-row>
        <table:table-row>
          <table:table-cell table:style-name="Tastenbelegung.A2" office:value-type="string">
            <text:p text:style-name="P4">Space - <text:span text:style-name="T1">Drücken</text:span></text:p>
          </table:table-cell>
          <table:table-cell table:style-name="Tastenbelegung.B2" office:value-type="string">
            <text:p text:style-name="P4">Falls stehend=Springen</text:p>
            <text:p text:style-name="P4">Falls kriechend=Hocken</text:p>
            <text:p text:style-name="P4">Falls hocken=stehen</text:p>
          </table:table-cell>
        </table:table-row>
        <table:table-row>
          <table:table-cell table:style-name="Tastenbelegung.A2" office:value-type="string">
            <text:p text:style-name="P4">STRG links <text:span text:style-name="T1">- Drücken</text:span></text:p>
          </table:table-cell>
          <table:table-cell table:style-name="Tastenbelegung.B2" office:value-type="string">
            <text:p text:style-name="P4">Falls stehen=hocken</text:p>
            <text:p text:style-name="P4">falls hocken=kriechen</text:p>
          </table:table-cell>
        </table:table-row>
        <table:table-row>
          <table:table-cell table:style-name="Tastenbelegung.A2" office:value-type="string">
            <text:p text:style-name="P4">Shift links –<text:span text:style-name="T1"> Gedrückt halten</text:span></text:p>
          </table:table-cell>
          <table:table-cell table:style-name="Tastenbelegung.B2" office:value-type="string">
            <text:p text:style-name="P4">Safe move!</text:p>
            <text:p text:style-name="P4">Charakter geht langsam (gehen = maximalgeschwindigkeit)</text:p>
            <text:p text:style-name="P4">Stoppt an Kanten selbstständig</text:p>
            <text:p text:style-name="P4">Im Sprung=hält sich sofern möglich an Kanten fest. </text:p>
            <text:p text:style-name="P4"><text:soft-page-break/>Falls Krallen ausgerüstet = hält sich an der Wand fest. Klettermodus wird aktiv</text:p>
          </table:table-cell>
        </table:table-row>
        <table:table-row>
          <table:table-cell table:style-name="Tastenbelegung.A2" office:value-type="string">
            <text:p text:style-name="P15">V drücken</text:p>
          </table:table-cell>
          <table:table-cell table:style-name="Tastenbelegung.B2" office:value-type="string">
            <text:p text:style-name="P15">Kampfmods aktiv<text:span text:style-name="T2">ieren/deaktivieren</text:span> (Siehe unten)</text:p>
          </table:table-cell>
        </table:table-row>
        <table:table-row>
          <table:table-cell table:style-name="Tastenbelegung.A2" office:value-type="string">
            <text:p text:style-name="P4"/>
          </table:table-cell>
          <table:table-cell table:style-name="Tastenbelegung.B2" office:value-type="string">
            <text:p text:style-name="P4"/>
          </table:table-cell>
        </table:table-row>
        <table:table-row>
          <table:table-cell table:style-name="Tastenbelegung.A2" office:value-type="string">
            <text:p text:style-name="P4"/>
          </table:table-cell>
          <table:table-cell table:style-name="Tastenbelegung.B2" office:value-type="string">
            <text:p text:style-name="P4"/>
          </table:table-cell>
        </table:table-row>
      </table:table>
      <text:p text:style-name="P2"/>
      <text:p text:style-name="P1"/>
      <text:list xml:id="list4045829017" text:style-name="WWNum1">
        <text:list-item>
          <text:p text:style-name="P7">Bewegung</text:p>
        </text:list-item>
      </text:list>
      <text:p text:style-name="P1">Gehen, joggen, rennen, sprinten (am besten via Mausrad wie bei Scum)</text:p>
      <text:p text:style-name="P1">Ducken, hinlegen, kriechen</text:p>
      <text:p text:style-name="P1">Springen</text:p>
      <text:p text:style-name="P1">Klettern. Hindernisse bis Kniehöhe sollten einfach bekletterbar sein. Höhere Hindernisse nur über Verwendung der Sprungtaste und dann auch nicht schwupps ich bin oben sondern mit Übergangsanimation</text:p>
      <text:p text:style-name="P1">Senkrechtes Klettern, Aufwärts, Seitwärts, abwärts</text:p>
      <text:list xml:id="list1261535283" text:style-name="WWNum3">
        <text:list-item>
          <text:p text:style-name="P8">Sicht: es muss eine Funktion geben um die Blickrichtung von der Bewegungsrichtung zu trennen. Freelook. Ähnlich wie bei Arma. Deshalb ist es auch wichtig dass der Körper angezeigt/dargestellt wird</text:p>
        </text:list-item>
      </text:list>
      <text:list xml:id="list172705254121618" text:continue-list="list4045829017" text:style-name="WWNum1">
        <text:list-item>
          <text:p text:style-name="P7">Energieverbrauch und Trägheit bei Bewegung</text:p>
        </text:list-item>
      </text:list>
      <text:p text:style-name="P1">Rennen braucht mehr Energie als gehen. Steigungen überwinden erhöht den Energieverbrauch. Beschleunigung und Trägheit, man hat nicht sofort Höchstgeschwiindigkeit und kommt auch nicht sofort zum stehen. Gerade wenn man eine Rampe hinunterrennt</text:p>
      <text:list xml:id="list172705739579174" text:continue-numbering="true" text:style-name="WWNum1">
        <text:list-item>
          <text:p text:style-name="P7">Interaktion mit Objekten</text:p>
        </text:list-item>
      </text:list>
      <text:p text:style-name="P1">Kleine Objekte mit einer Hand aufheben. Größere Objekte mit beiden Händen aufheben. Sehr große Objekte bewegen, schieben, ziehen</text:p>
      <text:p text:style-name="P1">Gehaltene Objekte wieder in der Welt platzieren (Tasse vom Boden aufheben und auf einen Tisch stellen/legen, Kisten stapeln)</text:p>
      <text:p text:style-name="P1">Objekte und Bewegung kombinieren (auf Kisten klettern, Bretter über Spalt legen und darüber gehen)</text:p>
      <text:p text:style-name="P1">Objekte werfen</text:p>
      <text:p text:style-name="P1">Objekte im Inventar unterbringen, am Körper verstauen</text:p>
      <text:p text:style-name="P1">Anschauen, analysieren - beim Betrachten eines Objekts bekommt man sie Option es zu scannen/analysieren. Sieht ungefähr so aus wie bei Terminator. Gibt Informationen abhängig vom “Obtikmodul” (grobe Beschreibung (immer), Gewicht (beim Aufheben), Material (spez.), Temperatur (spez.) usw...)</text:p>
      <text:list xml:id="list172705650239281" text:continue-numbering="true" text:style-name="WWNum1">
        <text:list-item>
          <text:p text:style-name="P7">Module austauschen</text:p>
        </text:list-item>
      </text:list>
      <text:p text:style-name="P1">Ein zentraler Aspekt des Spiels ist die Modularität des Charakters. Deshalb muss es mlöglich sein dessen Komponenten auszutauschen. Hände, Füße, Arme und Beine, Ohren und Augen und in den Rumpf installierte Komponenten können dabei “im Feld”, also unterwegs ausgetauscht werden. Die Persona auf einen anderen Kopf zu übertragen dauert länger und natürlich sollte der neue Kopf bereits auf einem Rumpf sitzen der über mindestens einen Arm verfügt.</text:p>
      <text:p text:style-name="P1"><text:soft-page-break/>Die Parameter der Module hängt von ihrem Typ ab.</text:p>
      <text:list xml:id="list2500947759" text:style-name="WWNum2">
        <text:list-item>
          <text:p text:style-name="P9">Füße:</text:p>
        </text:list-item>
      </text:list>
      <text:p text:style-name="P1">Gewicht, Grip (wichtig zum Klettern und zum Abbremsen, Upward Force, Forward Force, Damping</text:p>
      <text:list xml:id="list172704318107039" text:continue-numbering="true" text:style-name="WWNum2">
        <text:list-item>
          <text:p text:style-name="P9">Beine:</text:p>
        </text:list-item>
      </text:list>
      <text:p text:style-name="P1">Gewicht, Acceleration, Decceleration, Energy consumption (walk, jog, run, sprint, crouch, crawl), Updward Force, Forward Force, Damping</text:p>
      <text:list xml:id="list172704487706347" text:continue-numbering="true" text:style-name="WWNum2">
        <text:list-item>
          <text:p text:style-name="P9">Rumpf:</text:p>
        </text:list-item>
      </text:list>
      <text:p text:style-name="P1">Gewicht, Module Slots</text:p>
      <text:list xml:id="list581829414" text:style-name="WWNum4">
        <text:list-item>
          <text:p text:style-name="P13">Generator</text:p>
        </text:list-item>
      </text:list>
      <text:p text:style-name="P1"><text:tab/><text:tab/>Gewicht, Energy production rate, Fuel consumption</text:p>
      <text:list xml:id="list172705159071372" text:continue-numbering="true" text:style-name="WWNum4">
        <text:list-item>
          <text:p text:style-name="P13">Battery</text:p>
        </text:list-item>
      </text:list>
      <text:p text:style-name="P3"><text:tab/><text:tab/>Gewicht, Storage Capacity</text:p>
      <text:list xml:id="list172704438491352" text:continue-list="list172704487706347" text:style-name="WWNum2">
        <text:list-item>
          <text:p text:style-name="P9">Arme</text:p>
        </text:list-item>
      </text:list>
      <text:p text:style-name="P1">Gewicht, Lifting Force, Energy consumption, </text:p>
      <text:list xml:id="list172704214066702" text:continue-numbering="true" text:style-name="WWNum2">
        <text:list-item>
          <text:p text:style-name="P9">Hände</text:p>
        </text:list-item>
      </text:list>
      <text:p text:style-name="P1">Gewicht, Grip (zum Halten, Heben und Tragen), Climbing, Energy consumption</text:p>
      <text:list xml:id="list172706001714065" text:continue-numbering="true" text:style-name="WWNum2">
        <text:list-item>
          <text:p text:style-name="P9">Kopf</text:p>
        </text:list-item>
      </text:list>
      <text:p text:style-name="P1">Gewicht, Module Slots</text:p>
      <text:list xml:id="list172705018606594" text:continue-numbering="true" text:style-name="WWNum2">
        <text:list-item>
          <text:p text:style-name="P10"/>
        </text:list-item>
      </text:list>
      <text:list xml:id="list172704362663651" text:continue-list="list172705650239281" text:style-name="WWNum1">
        <text:list-item>
          <text:p text:style-name="P11">Kampfmodus</text:p>
        </text:list-item>
      </text:list>
      <text:p text:style-name="P12"/>
      <text:p text:style-name="P14">Durch Drücken und Halten von V wird der Kampfmodus aktiviert/<text:span text:style-name="T2">deaktiviert</text:span>. Im Kampfmodus ist die Steuerung in einigen Bereichen anders:</text:p>
      <text:p text:style-name="P14"/>
      <text:p text:style-name="P14"/>
      <table:table table:name="Tabelle1" table:style-name="Tabelle1">
        <table:table-column table:style-name="Tabelle1.A"/>
        <table:table-column table:style-name="Tabelle1.B"/>
        <table:table-row>
          <table:table-cell table:style-name="Tabelle1.A1" office:value-type="string">
            <text:p text:style-name="P16">Taste</text:p>
          </table:table-cell>
          <table:table-cell table:style-name="Tabelle1.B1" office:value-type="string">
            <text:p text:style-name="P16">Funktion</text:p>
          </table:table-cell>
        </table:table-row>
        <table:table-row>
          <table:table-cell table:style-name="Tabelle1.A2" office:value-type="string">
            <text:p text:style-name="P16">W - <text:span text:style-name="T1">Halten</text:span></text:p>
          </table:table-cell>
          <table:table-cell table:style-name="Tabelle1.B2" office:value-type="string">
            <text:p text:style-name="P16">Vorwärts</text:p>
          </table:table-cell>
        </table:table-row>
        <table:table-row>
          <table:table-cell table:style-name="Tabelle1.A2" office:value-type="string">
            <text:p text:style-name="P16">W - <text:s/><text:span text:style-name="T1">Doppelklick</text:span></text:p>
          </table:table-cell>
          <table:table-cell table:style-name="Tabelle1.B2" office:value-type="string">
            <text:p text:style-name="P15">Kurzer Sprung vorwärts</text:p>
          </table:table-cell>
        </table:table-row>
        <table:table-row>
          <table:table-cell table:style-name="Tabelle1.A2" office:value-type="string">
            <text:p text:style-name="P16">S - <text:span text:style-name="T1">Halten</text:span></text:p>
          </table:table-cell>
          <table:table-cell table:style-name="Tabelle1.B2" office:value-type="string">
            <text:p text:style-name="P16">Bei Bewegung vorwärts = Bremsen</text:p>
            <text:p text:style-name="P16">Bei Vorwärtsbewegung Null = Bewegung rückwärts, sehr langsam!</text:p>
          </table:table-cell>
        </table:table-row>
        <table:table-row>
          <table:table-cell table:style-name="Tabelle1.A2" office:value-type="string">
            <text:p text:style-name="P16">S - <text:span text:style-name="T1">Doppelklick</text:span></text:p>
          </table:table-cell>
          <table:table-cell table:style-name="Tabelle1.B2" office:value-type="string">
            <text:p text:style-name="P15">Kurzer Sprung rückwärts</text:p>
            <text:p text:style-name="P15">Gefährlich, kann bei Kollision mit Objekten zum Sturz führen</text:p>
          </table:table-cell>
        </table:table-row>
        <table:table-row>
          <table:table-cell table:style-name="Tabelle1.A2" office:value-type="string">
            <text:p text:style-name="P16">A <text:span text:style-name="T1">- Drücken</text:span></text:p>
          </table:table-cell>
          <table:table-cell table:style-name="Tabelle1.B2" office:value-type="string">
            <text:p text:style-name="P15">Schritt nach Links</text:p>
          </table:table-cell>
        </table:table-row>
        <table:table-row>
          <table:table-cell table:style-name="Tabelle1.A2" office:value-type="string">
            <text:p text:style-name="P15">A - Doppelklick</text:p>
          </table:table-cell>
          <table:table-cell table:style-name="Tabelle1.B2" office:value-type="string">
            <text:p text:style-name="P15">Kurzer Sprung nach Links (Ausweichen)</text:p>
          </table:table-cell>
        </table:table-row>
        <table:table-row>
          <table:table-cell table:style-name="Tabelle1.A2" office:value-type="string">
            <text:p text:style-name="P16">D <text:span text:style-name="T1">- Drücken</text:span></text:p>
          </table:table-cell>
          <table:table-cell table:style-name="Tabelle1.B2" office:value-type="string">
            <text:p text:style-name="P16">Körper drehen nach rechts (mit dem Uhrzeigersinn)</text:p>
          </table:table-cell>
        </table:table-row>
        <table:table-row>
          <table:table-cell table:style-name="Tabelle1.A2" office:value-type="string">
            <text:p text:style-name="P15">D - Doppelklick</text:p>
          </table:table-cell>
          <table:table-cell table:style-name="Tabelle1.B2" office:value-type="string">
            <text:p text:style-name="P15">Kurzer Sprung nach Rechts (Ausweichen)</text:p>
          </table:table-cell>
        </table:table-row>
        <table:table-row>
          <table:table-cell table:style-name="Tabelle1.A2" office:value-type="string">
            <text:p text:style-name="P16">Linke Maustaste - <text:span text:style-name="T1">Klicken</text:span></text:p>
          </table:table-cell>
          <table:table-cell table:style-name="Tabelle1.B2" office:value-type="string">
            <text:p text:style-name="P19">Angriff mit der linken Extremität in Richtung Fadenkreuz bzw. anvisiertes Ziel</text:p>
          </table:table-cell>
        </table:table-row>
        <text:soft-page-break/>
        <table:table-row>
          <table:table-cell table:style-name="Tabelle1.A2" office:value-type="string">
            <text:p text:style-name="P17">Linke Maustaste – <text:span text:style-name="T2">Drücken und Halten</text:span></text:p>
          </table:table-cell>
          <table:table-cell table:style-name="Tabelle1.B2" office:value-type="string">
            <text:p text:style-name="P19">Energie für Angriff aufladen. Bei Loslassen wird der Angriff ausgeführt. Unterschiedliche Arme/Händen können unterschiedlich viel Energie für einen Angriff speichern</text:p>
          </table:table-cell>
        </table:table-row>
        <table:table-row>
          <table:table-cell table:style-name="Tabelle1.A2" office:value-type="string">
            <text:p text:style-name="P16">Rechte Maustaste - <text:span text:style-name="T1">Klicken</text:span></text:p>
          </table:table-cell>
          <table:table-cell table:style-name="Tabelle1.B2" office:value-type="string">
            <text:p text:style-name="P19">Angriff mit der linken Extremität in Richtung Fadenkreuz bzw. anvisiertes Ziel</text:p>
          </table:table-cell>
        </table:table-row>
        <table:table-row>
          <table:table-cell table:style-name="Tabelle1.A2" office:value-type="string">
            <text:p text:style-name="P18">Rechte Maustaste - <text:span text:style-name="T2">Drücken und Halten</text:span></text:p>
          </table:table-cell>
          <table:table-cell table:style-name="Tabelle1.B2" office:value-type="string">
            <text:p text:style-name="P19">Energie für Angriff aufladen. Bei Loslassen wird der Angriff ausgeführt. Unterschiedliche Arme/Händen können unterschiedlich viel Energie für einen Angriff speichern</text:p>
          </table:table-cell>
        </table:table-row>
        <table:table-row>
          <table:table-cell table:style-name="Tabelle1.A2" office:value-type="string">
            <text:p text:style-name="P19">Rechte + Linke Maustaste drücken</text:p>
          </table:table-cell>
          <table:table-cell table:style-name="Tabelle1.B2" office:value-type="string">
            <text:p text:style-name="P19">Abwehrhaltung</text:p>
          </table:table-cell>
        </table:table-row>
        <table:table-row>
          <table:table-cell table:style-name="Tabelle1.A2" office:value-type="string">
            <text:p text:style-name="P16">Space - <text:span text:style-name="T1">Drücken</text:span></text:p>
          </table:table-cell>
          <table:table-cell table:style-name="Tabelle1.B2" office:value-type="string">
            <text:p text:style-name="P19">Ziel markieren/loslassen</text:p>
            <text:p text:style-name="P19">Befindet sich das Fadenkreuz gerade über einem Gegner wird dieser als Ziel markiert und die Blickrichtung und Körperausrichtung wird auf diesen fixiert.</text:p>
            <text:p text:style-name="P19">Ist gerade ein Ziel fixiert wenn Space gedrückt wird wird die Zielfixierung wieder aufgehoben</text:p>
          </table:table-cell>
        </table:table-row>
        <table:table-row>
          <table:table-cell table:style-name="Tabelle1.A2" office:value-type="string">
            <text:p text:style-name="P16">STRG links <text:span text:style-name="T1">- Drücken</text:span></text:p>
          </table:table-cell>
          <table:table-cell table:style-name="Tabelle1.B2" office:value-type="string">
            <text:p text:style-name="P19">Kurzes Ducken (Ausweichen/niedrige Angriffe)</text:p>
          </table:table-cell>
        </table:table-row>
        <table:table-row>
          <table:table-cell table:style-name="Tabelle1.A2" office:value-type="string">
            <text:p text:style-name="P16"/>
          </table:table-cell>
          <table:table-cell table:style-name="Tabelle1.B2" office:value-type="string">
            <text:p text:style-name="P16"/>
          </table:table-cell>
        </table:table-row>
        <table:table-row>
          <table:table-cell table:style-name="Tabelle1.A2" office:value-type="string">
            <text:p text:style-name="P15">V drücken</text:p>
          </table:table-cell>
          <table:table-cell table:style-name="Tabelle1.B2" office:value-type="string">
            <text:p text:style-name="P15">Kampfmods aktiv (Siehe unten)</text:p>
          </table:table-cell>
        </table:table-row>
        <table:table-row>
          <table:table-cell table:style-name="Tabelle1.A2" office:value-type="string">
            <text:p text:style-name="P16"/>
          </table:table-cell>
          <table:table-cell table:style-name="Tabelle1.B2" office:value-type="string">
            <text:p text:style-name="P16"/>
          </table:table-cell>
        </table:table-row>
        <table:table-row>
          <table:table-cell table:style-name="Tabelle1.A2" office:value-type="string">
            <text:p text:style-name="P16"/>
          </table:table-cell>
          <table:table-cell table:style-name="Tabelle1.B2" office:value-type="string">
            <text:p text:style-name="P16"/>
          </table:table-cell>
        </table:table-row>
      </table:table>
      <text:p text:style-name="P14"/>
      <text:p text:style-name="P14"/>
      <text:p text:style-name="P14"/>
      <text:p text:style-name="P14"/>
      <text:list xml:id="list172705403063073" text:continue-numbering="true" text:style-name="WWNum1">
        <text:list-item>
          <text:p text:style-name="P11">sdfsdf</text:p>
        </text:list-item>
        <text:list-item>
          <text:p text:style-name="P11">sdfs</text:p>
        </text:list-item>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date>2018-12-14T17:27:03.842000000</dc:date>
    <meta:editing-duration>PT5M51S</meta:editing-duration>
    <meta:editing-cycles>2</meta:editing-cycles>
    <meta:document-statistic meta:table-count="2" meta:image-count="0" meta:object-count="0" meta:page-count="4" meta:paragraph-count="119" meta:word-count="800" meta:character-count="5612" meta:non-whitespace-character-count="4936"/>
  </office:meta>
</office:document-meta>
</file>